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pitch="variable"/>
    <style:font-face style:name="CMU Sans Serif1" svg:font-family="'CMU Sans Serif'" style:font-family-generic="modern" style:font-pitch="variable"/>
    <style:font-face style:name="CMU Sans Serif2" svg:font-family="'CMU Sans Serif'" style:font-family-generic="modern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3.591cm" fo:min-width="3.193cm" fo:padding-top="0.2cm" fo:padding-bottom="0.2cm" fo:padding-left="0.399cm" fo:padding-right="0.399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.079cm" svg:stroke-color="#c55a11" draw:stroke-linejoin="miter" svg:stroke-linecap="butt" draw:fill="solid" draw:fill-color="#ffffff" draw:textarea-vertical-align="middle" draw:auto-grow-height="false" draw:fit-to-size="false" style:shrink-to-fit="false" fo:min-height="3.202cm" fo:min-width="2.804cm" fo:padding-top="0.2cm" fo:padding-bottom="0.2cm" fo:padding-left="0.399cm" fo:padding-right="0.399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0cm" fo:min-width="2.246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1.562cm" fo:min-width="2.319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2.28cm" fo:min-width="2.269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0cm" fo:min-width="2.319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0cm" fo:min-width="2.269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>
      <style:graphic-properties style:protect="size"/>
    </style:style>
    <style:style style:name="pr1" style:family="presentation" style:parent-style-name="Leer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62.7999992370606pt" fo:letter-spacing="normal" fo:language="de" fo:country="DE" fo:font-style="normal" style:text-underline-style="none" fo:font-weight="normal" fo:background-color="transparent" style:font-name-asian="CMU Sans Serif2" style:font-size-asian="62.7999992370606pt" style:font-style-asian="normal" style:font-weight-asian="normal" style:font-name-complex="CMU Sans Serif" style:font-size-complex="62.7999992370606pt" style:font-style-complex="normal" style:font-weight-complex="normal"/>
    </style:style>
    <style:style style:name="T2" style:family="text">
      <style:text-properties fo:font-variant="normal" fo:text-transform="none" fo:color="#a6a6a6" loext:opacity="100%" style:text-line-through-style="none" style:text-line-through-type="none" style:text-position="0% 100%" style:font-name="Calibri" fo:font-size="22pt" fo:letter-spacing="normal" fo:language="de" fo:country="DE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47.0999984741211pt" fo:letter-spacing="normal" fo:language="de" fo:country="DE" fo:font-style="normal" style:text-underline-style="none" fo:font-weight="normal" fo:background-color="transparent" style:font-name-asian="CMU Sans Serif2" style:font-size-asian="47.0999984741211pt" style:font-style-asian="normal" style:font-weight-asian="normal" style:font-name-complex="CMU Sans Serif" style:font-size-complex="47.0999984741211pt" style:font-style-complex="normal" style:font-weight-complex="normal"/>
    </style:style>
    <style:style style:name="T4" style:family="text">
      <style:text-properties fo:font-variant="normal" fo:text-transform="none" fo:color="#a6a6a6" loext:opacity="100%" style:text-line-through-style="none" style:text-line-through-type="none" style:text-position="0% 100%" style:font-name="Calibri" fo:font-size="22pt" fo:letter-spacing="normal" fo:language="en" fo:country="GB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>
        <draw:g draw:name="Gruppieren 5">
          <draw:custom-shape draw:name="Rechteck 9" draw:style-name="gr1" draw:text-style-name="P1" draw:layer="layout" svg:width="3.99cm" svg:height="3.99cm" svg:x="8.305cm" svg:y="7.73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2" draw:style-name="gr2" draw:text-style-name="P3" draw:layer="layout" svg:width="1.909cm" svg:height="2.909cm" svg:x="9.377cm" svg:y="8.381cm">
            <text:p text:style-name="P2"><text:span text:style-name="T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3" draw:style-name="gr3" draw:text-style-name="P5" draw:layer="layout" svg:width="2.425cm" svg:height="1.18cm" svg:x="10.05cm" svg:y="6.445cm">
            <text:p text:style-name="P4"><text:span text:style-name="T2">0x74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10" draw:style-name="gr4" draw:text-style-name="P1" draw:layer="layout" svg:width="3.99cm" svg:height="3.99cm" svg:x="1.566cm" svg:y="7.731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44" draw:style-name="gr5" draw:text-style-name="P3" draw:layer="layout" svg:width="1.811cm" svg:height="2.909cm" svg:x="2.682cm" svg:y="8.17cm">
            <text:p text:style-name="P2"><text:span text:style-name="T1">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8" draw:style-name="gr6" draw:text-style-name="P6" draw:layer="layout" svg:width="2.746cm" svg:height="0.001cm" svg:x="5.558cm" svg:y="9.72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uppieren 6">
          <draw:custom-shape draw:name="Rechteck: abgerundete Ecken 11" draw:style-name="gr4" draw:text-style-name="P1" draw:layer="layout" svg:width="3.99cm" svg:height="3.99cm" svg:x="15.172cm" svg:y="9.735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45" draw:style-name="gr7" draw:text-style-name="P3" draw:layer="layout" svg:width="1.811cm" svg:height="2.909cm" svg:x="16.407cm" svg:y="10.028cm">
            <text:p text:style-name="P2"><text:span text:style-name="T1">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0" draw:style-name="gr1" draw:text-style-name="P1" draw:layer="layout" svg:width="3.99cm" svg:height="3.99cm" svg:x="21.983cm" svg:y="7.92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6" draw:style-name="gr8" draw:text-style-name="P3" draw:layer="layout" svg:width="1.909cm" svg:height="2.909cm" svg:x="23.055cm" svg:y="8.662cm">
            <text:p text:style-name="P2"><text:span text:style-name="T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9" draw:style-name="gr9" draw:text-style-name="P6" draw:layer="layout" svg:width="2.819cm" svg:height="1.812cm" svg:x="19.163cm" svg:y="9.91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Rechteck: abgerundete Ecken 12" draw:style-name="gr4" draw:text-style-name="P1" draw:layer="layout" svg:width="3.99cm" svg:height="3.99cm" svg:x="15.221cm" svg:y="5.392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47" draw:style-name="gr10" draw:text-style-name="P3" draw:layer="layout" svg:width="1.811cm" svg:height="2.909cm" svg:x="16.336cm" svg:y="5.841cm">
            <text:p text:style-name="P2"><text:span text:style-name="T1">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11" draw:style-name="gr11" draw:text-style-name="P6" draw:layer="layout" svg:width="2.769cm" svg:height="2.53cm" svg:x="19.212cm" svg:y="7.3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48" draw:style-name="gr12" draw:text-style-name="P5" draw:layer="layout" svg:width="2.425cm" svg:height="1.18cm" svg:x="23.898cm" svg:y="6.714cm">
            <text:p text:style-name="P4"><text:span text:style-name="T2">0x74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49" draw:style-name="gr13" draw:text-style-name="P3" draw:layer="layout" svg:width="34.768cm" svg:height="2.244cm" svg:x="3.005cm" svg:y="1.991cm">
          <text:p text:style-name="P2"><text:span text:style-name="T3"><text:s text:c="2"/></text:span><text:span text:style-name="T3">x &lt;- 1 <text:s text:c="16"/>y &lt;- x <text:s text:c="16"/>x &lt;-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7">
          <draw:custom-shape draw:name="Rechteck: abgerundete Ecken 13" draw:style-name="gr4" draw:text-style-name="P1" draw:layer="layout" svg:width="3.99cm" svg:height="3.99cm" svg:x="28.593cm" svg:y="9.735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50" draw:style-name="gr14" draw:text-style-name="P3" draw:layer="layout" svg:width="1.811cm" svg:height="2.909cm" svg:x="29.785cm" svg:y="10.028cm">
            <text:p text:style-name="P2"><text:span text:style-name="T1">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" draw:text-style-name="P1" draw:layer="layout" svg:width="3.99cm" svg:height="3.99cm" svg:x="35.404cm" svg:y="5.3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51" draw:style-name="gr15" draw:text-style-name="P3" draw:layer="layout" svg:width="1.909cm" svg:height="2.909cm" svg:x="36.298cm" svg:y="5.948cm">
            <text:p text:style-name="P2"><text:span text:style-name="T1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12" draw:style-name="gr16" draw:text-style-name="P6" draw:layer="layout" svg:width="2.819cm" svg:height="0.001cm" svg:x="32.585cm" svg:y="11.73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: abgerundete Ecken 14" draw:style-name="gr4" draw:text-style-name="P1" draw:layer="layout" svg:width="3.99cm" svg:height="3.99cm" svg:x="28.643cm" svg:y="5.392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52" draw:style-name="gr17" draw:text-style-name="P3" draw:layer="layout" svg:width="1.811cm" svg:height="2.909cm" svg:x="29.758cm" svg:y="5.841cm">
            <text:p text:style-name="P2"><text:span text:style-name="T1">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13" draw:style-name="gr18" draw:text-style-name="P6" draw:layer="layout" svg:width="2.769cm" svg:height="0.001cm" svg:x="32.634cm" svg:y="7.3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53" draw:style-name="gr19" draw:text-style-name="P5" draw:layer="layout" svg:width="2.425cm" svg:height="1.18cm" svg:x="37.15cm" svg:y="9.523cm">
            <text:p text:style-name="P4"><text:span text:style-name="T2">0x74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2" draw:style-name="gr1" draw:text-style-name="P1" draw:layer="layout" svg:width="3.99cm" svg:height="3.99cm" svg:x="35.404cm" svg:y="9.73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54" draw:style-name="gr20" draw:text-style-name="P3" draw:layer="layout" svg:width="1.909cm" svg:height="2.909cm" svg:x="36.298cm" svg:y="10.293cm">
            <text:p text:style-name="P2"><text:span text:style-name="T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55" draw:style-name="gr21" draw:text-style-name="P5" draw:layer="layout" svg:width="2.425cm" svg:height="1.18cm" svg:x="37.15cm" svg:y="13.727cm">
            <text:p text:style-name="P4"><text:span text:style-name="T2">0x74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56" draw:style-name="gr22" draw:text-style-name="P5" draw:layer="layout" svg:width="2.785cm" svg:height="1.18cm" svg:x="36.969cm" svg:y="4.047cm">
            <text:p text:style-name="P4"><text:span text:style-name="T4">0x2a0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pitch="variable"/>
    <style:font-face style:name="CMU Sans Serif1" svg:font-family="'CMU Sans Serif'" style:font-family-generic="modern" style:font-pitch="variable"/>
    <style:font-face style:name="CMU Sans Serif2" svg:font-family="'CMU Sans Serif'" style:font-family-generic="modern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5pt" style:font-style-asian="normal" style:font-weight-asian="normal" style:font-name-complex="Lohit Devanagari" style:font-family-complex="'Lohit Devanagari'" style:font-family-generic-complex="system" style:font-pitch-complex="variable" style:font-size-complex="23.5pt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.7999992370605pt" fo:letter-spacing="normal" fo:font-style="normal" style:text-underline-style="none" fo:font-weight="normal" fo:background-color="transparent" style:font-size-asian="16.7999992370605pt" style:font-style-asian="normal" style:font-weight-asian="normal" style:font-size-complex="16.7999992370605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5.1000003814697pt" fo:letter-spacing="normal" fo:font-style="normal" style:text-underline-style="none" fo:font-weight="normal" fo:background-color="transparent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5.1000003814697pt" fo:letter-spacing="normal" fo:font-style="normal" style:text-underline-style="none" fo:font-weight="normal" fo:background-color="transparent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998cm" fo:page-height="15.99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9.278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.1000003814697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0.1000003814697pt" fo:letter-spacing="normal" fo:language="en" fo:country="GB" fo:font-style="normal" style:text-underline-style="none" fo:font-weight="normal" fo:background-color="transparent" style:font-size-asian="10.1000003814697pt" style:font-style-asian="normal" style:font-weight-asian="normal" style:font-size-complex="10.100000381469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Leer" style:page-layout-name="PM1" draw:style-name="Mdp1">
      <draw:frame draw:name="Date Placeholder 1" presentation:style-name="Mpr1" draw:text-style-name="MP6" draw:layer="backgroundobjects" svg:width="15.299cm" svg:height="0.851cm" svg:x="4.675cm" svg:y="14.828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Footer Placeholder 2" presentation:style-name="Mpr1" draw:text-style-name="MP6" draw:layer="backgroundobjects" svg:width="22.948cm" svg:height="0.851cm" svg:x="22.524cm" svg:y="14.828cm" presentation:class="footer" presentation:user-transformed="true">
        <draw:text-box>
          <text:p text:style-name="MP7"><presentation:footer/></text:p>
        </draw:text-box>
      </draw:frame>
      <draw:frame draw:name="Slide Number Placeholder 3" presentation:style-name="Mpr1" draw:text-style-name="MP6" draw:layer="backgroundobjects" svg:width="15.299cm" svg:height="0.851cm" svg:x="48.024cm" svg:y="14.82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Dirk Ostwald</meta:initial-creator>
    <dc:creator>Belinda Fleischmann</dc:creator>
    <meta:editing-cycles>10</meta:editing-cycles>
    <meta:creation-date>2021-04-11T11:23:04</meta:creation-date>
    <dc:date>2023-10-25T10:34:28.317898302</dc:date>
    <meta:editing-duration>PT1M33S</meta:editing-duration>
    <meta:generator>LibreOffice/7.3.7.2$Linux_X86_64 LibreOffice_project/30$Build-2</meta:generator>
    <meta:document-statistic meta:object-count="53"/>
    <meta:user-defined meta:name="AppVersion">16.0000</meta:user-defined>
    <meta:user-defined meta:name="PresentationFormat">Benutzerdefiniert</meta:user-defined>
    <meta:user-defined meta:name="Slides" meta:value-type="float">1</meta:user-defined>
    <meta:template xlink:type="simple" xlink:actuate="onRequest" xlink:title="Office Theme" xlink:href=""/>
  </office:meta>
</office:document-meta>
</file>